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4.28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0.821cm" fo:min-width="4.096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5.8cm"/>
    </style:style>
    <style:style style:name="gr7" style:family="graphic" style:parent-style-name="standard">
      <style:graphic-properties draw:textarea-horizontal-align="justify" draw:textarea-vertical-align="middle" draw:auto-grow-height="false" fo:min-height="1.136cm" fo:min-width="3.656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13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4cm" svg:height="2.4cm" svg:x="3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6cm" svg:height="1.4cm" svg:x="3.6cm" svg:y="4.6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4cm" svg:height="1.4cm" svg:x="6.4cm" svg:y="7.4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2cm" svg:height="1.6cm" svg:x="7.2cm" svg:y="10.5cm">
          <text:p text:style-name="P1">i&lt;n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8" draw:id="id8" draw:layer="layout" svg:width="7.3cm" svg:height="1.7cm" svg:x="6.7cm" svg:y="14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6.3cm" svg:height="1.9cm" svg:x="13cm" svg:y="18.6cm">
          <text:p text:style-name="P1">Iloczyn = iloczyn * a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6.6cm" svg:height="2.2cm" svg:x="1.8cm" svg:y="20.2cm">
          <text:p text:style-name="P1">Wydrukuj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7" draw:id="id7" draw:layer="layout" svg:width="4.9cm" svg:height="1.6cm" svg:x="8.2cm" svg:y="23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9.4cm" svg:y1="2.8cm" svg:x2="11.2cm" svg:y2="5.3cm" draw:start-shape="id1" draw:start-glue-point="10" draw:end-shape="id2" svg:d="M9400 2800h2302v2500h-502" svg:viewBox="0 0 2303 2501">
          <text:p/>
        </draw:connector>
        <draw:connector draw:style-name="gr9" draw:text-style-name="P2" draw:layer="layout" draw:type="line" svg:x1="6.45cm" svg:y1="6cm" svg:x2="6.4cm" svg:y2="8.1cm" draw:start-shape="id2" draw:start-glue-point="7" draw:end-shape="id3" svg:d="M6450 6000l-50 2100" svg:viewBox="0 0 51 2101">
          <text:p/>
        </draw:connector>
        <draw:connector draw:style-name="gr9" draw:text-style-name="P2" draw:layer="layout" draw:type="line" svg:x1="9.1cm" svg:y1="8.8cm" svg:x2="9.8cm" svg:y2="10.5cm" draw:start-shape="id3" draw:start-glue-point="2" draw:end-shape="id4" draw:end-glue-point="4" svg:d="M9100 8800l700 1700" svg:viewBox="0 0 701 1701">
          <text:p/>
        </draw:connector>
        <draw:connector draw:style-name="gr10" draw:text-style-name="P1" draw:layer="layout" svg:x1="12.4cm" svg:y1="11.3cm" svg:x2="19.3cm" svg:y2="19.55cm" draw:start-shape="id4" draw:start-glue-point="7" draw:end-shape="id5" draw:end-glue-point="1" svg:d="M12400 11300h7401v8250h-501" svg:viewBox="0 0 7402 8251">
          <text:p/>
        </draw:connector>
        <draw:connector draw:style-name="gr9" draw:text-style-name="P2" draw:layer="layout" svg:x1="7.2cm" svg:y1="11.3cm" svg:x2="5.1cm" svg:y2="20.2cm" draw:start-shape="id4" draw:start-glue-point="5" draw:end-shape="id6" svg:d="M7200 11300h-2100v8900" svg:viewBox="0 0 2101 8901">
          <text:p/>
        </draw:connector>
        <draw:connector draw:style-name="gr9" draw:text-style-name="P2" draw:layer="layout" draw:type="line" svg:x1="5.1cm" svg:y1="22.4cm" svg:x2="8.917cm" svg:y2="24.134cm" draw:start-shape="id6" draw:start-glue-point="8" draw:end-shape="id7" draw:end-glue-point="5" svg:d="M5100 22400l3817 1734" svg:viewBox="0 0 3818 1735">
          <text:p/>
        </draw:connector>
        <draw:connector draw:style-name="gr11" draw:text-style-name="P2" draw:layer="layout" draw:type="line" svg:x1="10.35cm" svg:y1="14.4cm" svg:x2="9.8cm" svg:y2="12.1cm" draw:start-shape="id8" draw:end-shape="id4" draw:end-glue-point="6" svg:d="M10350 14400l-550-2300" svg:viewBox="0 0 551 2301">
          <text:p/>
        </draw:connector>
        <draw:custom-shape draw:style-name="gr12" draw:text-style-name="P1" draw:layer="layout" svg:width="2.7cm" svg:height="1.4cm" svg:x="2cm" svg:y="14.3cm">
          <text:p text:style-name="P1">Ni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3cm" svg:height="0.9cm" svg:x="13.7cm" svg:y="16.1cm">
          <text:p text:style-name="P1">Tak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35cm" svg:y1="16.1cm" svg:x2="16.15cm" svg:y2="18.6cm" draw:start-shape="id8" draw:start-glue-point="8" draw:end-shape="id5" svg:d="M10350 16100v1251h5800v1249" svg:viewBox="0 0 580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4:25.407015212</meta:creation-date>
    <dc:date>2018-11-28T10:14:45.861507173</dc:date>
    <meta:editing-duration>PT20M19S</meta:editing-duration>
    <meta:editing-cycles>3</meta:editing-cycles>
    <meta:generator>LibreOffice/6.0.6.2$Linux_X86_64 LibreOffice_project/00m0$Build-2</meta:generator>
    <meta:document-statistic meta:object-count="18"/>
  </office:meta>
</office:document-meta>
</file>